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2df9" officeooo:paragraph-rsid="00002df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02df9" officeooo:paragraph-rsid="00002df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02df9" officeooo:paragraph-rsid="00002d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14927" officeooo:paragraph-rsid="001036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02d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5b874" officeooo:paragraph-rsid="0005b87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6c072" officeooo:paragraph-rsid="0006c07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8e8aa" officeooo:paragraph-rsid="0008e8a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b4737" officeooo:paragraph-rsid="000b47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c11e5" officeooo:paragraph-rsid="000c11e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04ac" officeooo:paragraph-rsid="000e04a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036aa" officeooo:paragraph-rsid="001036a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044b1" officeooo:paragraph-rsid="001044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1672e" officeooo:paragraph-rsid="001167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63f87" officeooo:paragraph-rsid="00163f87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c11e5" officeooo:paragraph-rsid="000c11e5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c11e5" officeooo:paragraph-rsid="000c11e5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036aa" officeooo:paragraph-rsid="001036aa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63f87" officeooo:paragraph-rsid="00163f8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a15ff" officeooo:paragraph-rsid="001a15ff" style:font-size-asian="10.5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63f87" officeooo:paragraph-rsid="00163f87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63f87" officeooo:paragraph-rsid="00163f87" style:font-size-asian="10.5pt" style:font-weight-asian="normal" style:font-size-complex="12pt" style:font-weight-complex="normal"/>
    </style:style>
    <style:style style:name="T1" style:family="text">
      <style:text-properties officeooo:rsid="0001bbe8"/>
    </style:style>
    <style:style style:name="T2" style:family="text">
      <style:text-properties officeooo:rsid="0002cdbf"/>
    </style:style>
    <style:style style:name="T3" style:family="text">
      <style:text-properties officeooo:rsid="000564bf"/>
    </style:style>
    <style:style style:name="T4" style:family="text">
      <style:text-properties officeooo:rsid="0005b874"/>
    </style:style>
    <style:style style:name="T5" style:family="text">
      <style:text-properties fo:font-weight="bold" officeooo:rsid="0005b874" style:font-weight-asian="bold" style:font-weight-complex="bold"/>
    </style:style>
    <style:style style:name="T6" style:family="text">
      <style:text-properties fo:font-weight="bold" officeooo:rsid="000564bf" style:font-weight-asian="bold" style:font-weight-complex="bold"/>
    </style:style>
    <style:style style:name="T7" style:family="text">
      <style:text-properties fo:font-weight="bold" officeooo:rsid="00077a98" style:font-weight-asian="bold" style:font-weight-complex="bold"/>
    </style:style>
    <style:style style:name="T8" style:family="text">
      <style:text-properties fo:font-weight="bold" officeooo:rsid="0008e8aa" style:font-weight-asian="bold" style:font-weight-complex="bold"/>
    </style:style>
    <style:style style:name="T9" style:family="text">
      <style:text-properties fo:font-weight="bold" officeooo:rsid="000b7dd6" style:font-weight-asian="bold" style:font-weight-complex="bold"/>
    </style:style>
    <style:style style:name="T10" style:family="text">
      <style:text-properties fo:font-weight="bold" officeooo:rsid="000e04ac" style:font-weight-asian="bold" style:font-weight-complex="bold"/>
    </style:style>
    <style:style style:name="T11" style:family="text">
      <style:text-properties fo:font-weight="bold" officeooo:rsid="0011672e" style:font-weight-asian="bold" style:font-weight-complex="bold"/>
    </style:style>
    <style:style style:name="T12" style:family="text">
      <style:text-properties fo:font-weight="bold" officeooo:rsid="0013ae0b" style:font-weight-asian="bold" style:font-weight-complex="bold"/>
    </style:style>
    <style:style style:name="T13" style:family="text">
      <style:text-properties officeooo:rsid="0006c072"/>
    </style:style>
    <style:style style:name="T14" style:family="text">
      <style:text-properties officeooo:rsid="00077a98"/>
    </style:style>
    <style:style style:name="T15" style:family="text">
      <style:text-properties officeooo:rsid="0008e8aa"/>
    </style:style>
    <style:style style:name="T16" style:family="text">
      <style:text-properties officeooo:rsid="000ab28c"/>
    </style:style>
    <style:style style:name="T17" style:family="text">
      <style:text-properties officeooo:rsid="000b4737"/>
    </style:style>
    <style:style style:name="T18" style:family="text">
      <style:text-properties officeooo:rsid="000b7dd6"/>
    </style:style>
    <style:style style:name="T19" style:family="text">
      <style:text-properties officeooo:rsid="000c11e5"/>
    </style:style>
    <style:style style:name="T20" style:family="text">
      <style:text-properties officeooo:rsid="000cd772"/>
    </style:style>
    <style:style style:name="T21" style:family="text">
      <style:text-properties officeooo:rsid="000e04ac"/>
    </style:style>
    <style:style style:name="T22" style:family="text">
      <style:text-properties style:rfc-language-tag="sr-Latn-RS" fo:language="sr" fo:script="Latn" fo:country="RS" officeooo:rsid="000fd64d"/>
    </style:style>
    <style:style style:name="T23" style:family="text">
      <style:text-properties officeooo:rsid="001044b1"/>
    </style:style>
    <style:style style:name="T24" style:family="text">
      <style:text-properties fo:color="#ff3333"/>
    </style:style>
    <style:style style:name="T25" style:family="text">
      <style:text-properties fo:color="#ff3333" officeooo:rsid="001044b1"/>
    </style:style>
    <style:style style:name="T26" style:family="text">
      <style:text-properties fo:color="#ff3333" officeooo:rsid="0011672e"/>
    </style:style>
    <style:style style:name="T27" style:family="text">
      <style:text-properties fo:color="#ff3333" officeooo:rsid="001252a1"/>
    </style:style>
    <style:style style:name="T28" style:family="text">
      <style:text-properties officeooo:rsid="0011672e"/>
    </style:style>
    <style:style style:name="T29" style:family="text">
      <style:text-properties officeooo:rsid="001252a1"/>
    </style:style>
    <style:style style:name="T30" style:family="text">
      <style:text-properties fo:language="en" fo:country="US" officeooo:rsid="0013ae0b"/>
    </style:style>
    <style:style style:name="T31" style:family="text">
      <style:text-properties fo:language="en" fo:country="US" fo:font-weight="bold" officeooo:rsid="0013ae0b" style:font-weight-asian="bold" style:font-weight-complex="bold"/>
    </style:style>
    <style:style style:name="T32" style:family="text">
      <style:text-properties officeooo:rsid="0013ae0b"/>
    </style:style>
    <style:style style:name="T33" style:family="text">
      <style:text-properties officeooo:rsid="001798f1"/>
    </style:style>
    <style:style style:name="T34" style:family="text">
      <style:text-properties officeooo:rsid="0017f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I206 - TESTOVI posao</text:p>
      <text:p text:style-name="P5"/>
      <text:p text:style-name="P5"/>
      <text:p text:style-name="P5"/>
      <text:p text:style-name="P4">TEST <text:span text:style-name="T1">2</text:span></text:p>
      <text:p text:style-name="P6"/>
      <text:p text:style-name="P7">1. <text:span text:style-name="T3">Šta je softverski proces?</text:span></text:p>
      <text:p text:style-name="P7"/>
      <text:p text:style-name="P20">- <text:span text:style-name="T6">Softverski proces</text:span><text:span text:style-name="T3"> je skup povezanih aktivnosti koji vodi proizvodnji softvertskog proizvoda. Ove aktivnosti mogu dovesti do razvoja potpuno novog softvera ili do usavršavanja nekog postojećeg.</text:span></text:p>
      <text:p text:style-name="P7"/>
      <text:p text:style-name="P7"/>
      <text:p text:style-name="P7">2. <text:span text:style-name="T4">Kako možemo podleiti softverske procese?</text:span></text:p>
      <text:p text:style-name="P7"/>
      <text:p text:style-name="P20">- <text:span text:style-name="T4">Softverski procesi se mogu podeliti na dva tipa:</text:span></text:p>
      <text:p text:style-name="P10"><text:tab/>= Procese vođene planom</text:p>
      <text:p text:style-name="P10"><text:tab/>= Agilne procese</text:p>
      <text:p text:style-name="P7"/>
      <text:p text:style-name="P7"/>
      <text:p text:style-name="P7">3. <text:span text:style-name="T4">Kako možemo definisati procese vođene planom a kako agilne procese?</text:span></text:p>
      <text:p text:style-name="P7"/>
      <text:p text:style-name="P20">- <text:span text:style-name="T5">Procesi vođeni planom</text:span><text:span text:style-name="T4"> su procesi kod kojih su sve aktivnosti unapred planirane I anpredak u razvoju softvera se određuje stepenom ostvarivanja tog plana.</text:span></text:p>
      <text:p text:style-name="P22">- <text:span text:style-name="T5">Agilni procesi </text:span><text:span text:style-name="T4">su procesi kod kojih se planiranje radi postupno (inkrementalno) kako bi se procesi lakše prilagodili promenljivim zahtevima korisnika.</text:span></text:p>
      <text:p text:style-name="P7"/>
      <text:p text:style-name="P7"/>
      <text:p text:style-name="P7">4. <text:span text:style-name="T13">Koja tri opšta modela softverskih procesa se najčešće navode?</text:span></text:p>
      <text:p text:style-name="P7"/>
      <text:p text:style-name="P20">- <text:span text:style-name="T13">Najčešće se navode:</text:span></text:p>
      <text:p text:style-name="P11"><text:tab/>= Model vodopada,</text:p>
      <text:p text:style-name="P11"><text:tab/>= Inkrementalni (postepeni) razvoj,</text:p>
      <text:p text:style-name="P11"><text:tab/>= Softversko inženjerstvo zasnovano na višestrukoj upotrebljivosti.</text:p>
      <text:p text:style-name="P7"/>
      <text:p text:style-name="P7"/>
      <text:p text:style-name="P7">5. <text:span text:style-name="T14">Navesti prednosti i nedostatke razvoja softvera upotrebomkomponenata?</text:span></text:p>
      <text:p text:style-name="P7"/>
      <text:p text:style-name="P20">- <text:span text:style-name="T7">Prednosti</text:span><text:span text:style-name="T14"> su da ovaj model razvoja samnjuje količinu softvera koji treba da bude razvijen i smanjuje troškove i rizike, što vodi ka bržaoj isporuci softvera.</text:span></text:p>
      <text:p text:style-name="P22">- <text:span text:style-name="T7">Nedostatak</text:span><text:span text:style-name="T14"> što su potrebni kompromisi zahteva i ovo može voditi ka sistemu koji neće u potpunosti ispuniti stvarne potrebe korisnika, jer se upotrebljavaju unapred definisane komponente. Takođe, gubi se i kontrola nad evolucijeom softvera sa upotrebom nižih verzija komponenata.</text:span></text:p>
      <text:p text:style-name="P7"/>
      <text:p text:style-name="P7"/>
      <text:p text:style-name="P7"/>
      <text:p text:style-name="P7"/>
      <text:p text:style-name="P7"><text:soft-page-break/>6. <text:span text:style-name="T15">Navesti četiri glavne faze procesa inženjeringa zahteva?</text:span></text:p>
      <text:p text:style-name="P7"/>
      <text:p text:style-name="P20">- <text:span text:style-name="T8">Glavne</text:span><text:span text:style-name="T15"> </text:span><text:span text:style-name="T8">faze</text:span><text:span text:style-name="T15"> su:</text:span></text:p>
      <text:p text:style-name="P12"><text:tab/>= Studija izvodljivosti,</text:p>
      <text:p text:style-name="P12"><text:tab/>= Izvođenje i analiza zahteva,</text:p>
      <text:p text:style-name="P12"><text:tab/>= Specifikacija zahteva</text:p>
      <text:p text:style-name="P12"><text:tab/>= Validacija zahteva.</text:p>
      <text:p text:style-name="P7"/>
      <text:p text:style-name="P7"/>
      <text:p text:style-name="P7">7. <text:span text:style-name="T16">Zbog čega je inženjering zahteva jako bitna faza u procesu razvoja softvera?</text:span></text:p>
      <text:p text:style-name="P7"/>
      <text:p text:style-name="P20">- <text:span text:style-name="T16">Zato što greške u ovoj fazi neizbežno vode ka kasnijim problemima u proejktovanju i implementaciji sistema.</text:span></text:p>
      <text:p text:style-name="P7"/>
      <text:p text:style-name="P7"/>
      <text:p text:style-name="P7">8. <text:span text:style-name="T17">Kako razvijati softver u uslovima stalnih promena?</text:span></text:p>
      <text:p text:style-name="P7"/>
      <text:p text:style-name="P20">- <text:span text:style-name="T17">U uslovima stalnih promena, primanjuju se dva pristupa u razvoju:</text:span></text:p>
      <text:p text:style-name="P13"><text:tab/>= Izrada prototipa softvera, radi provere zahteva.</text:p>
      <text:p text:style-name="P13"><text:tab/>= Inkrementalni razvoj softvera.</text:p>
      <text:p text:style-name="P7"/>
      <text:p text:style-name="P7"/>
      <text:p text:style-name="P7">9. <text:span text:style-name="T18">Šta je inkrementalna isporuka softvera? Navesti jedan primer upotrebe inkrementalne isporuke softvera?</text:span></text:p>
      <text:p text:style-name="P7"/>
      <text:p text:style-name="P20">- <text:span text:style-name="T9">Inkrementalna isporuka </text:span><text:span text:style-name="T18">softvera je isporuka u kojoj se naručiocu softvera isporučuju inkrementi sistema radi komenatarisanja I eksperimentisanja. Primer je Android aplikacija (seti se Theme.io-a).</text:span></text:p>
      <text:p text:style-name="P7"/>
      <text:p text:style-name="P7"/>
      <text:p text:style-name="P7">10. <text:span text:style-name="T19">Objasnite zašto je inkrementalni razvoj najefikasniji pristup za razvoju poslovnih softverskih sistema?</text:span></text:p>
      <text:p text:style-name="P7"/>
      <text:p text:style-name="P20">- <text:span text:style-name="T19">Zato što omogućava izbegavanje prevremenih i čestih promena i daje toleranciju promena. A time se izbegava prerano opredeljivanje da se nešto u sistemu menja, dok se to ne proveri na inkrementu. Takođe, umesto da promene obuhvate ceo sistem, one se odnose samo na inkrement što je znatno jeftinije.</text:span></text:p>
      <text:p text:style-name="P7"/>
      <text:p text:style-name="P7"/>
      <text:p text:style-name="P14">11. <text:span text:style-name="T20">Navesti primer upotrebe spiralnog modela razvoja?</text:span></text:p>
      <text:p text:style-name="P14"/>
      <text:p text:style-name="P21">- <text:span text:style-name="T20">Primer razvoja sistema za centralizaciju dokumenata na teritoriji jedne države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2. <text:span text:style-name="T21">Objasnite faze RUP-a?</text:span></text:p>
      <text:p text:style-name="P14"/>
      <text:p text:style-name="P23">- <text:span text:style-name="T21">Rup model se bavi analizom rizika i podržava razvoj koji primenjuje slučajeva korišćenja. </text:span><text:span text:style-name="T10">Faze</text:span><text:span text:style-name="T21"> su:</text:span></text:p>
      <text:p text:style-name="P15"><text:tab/>1) Početak – <text:span text:style-name="T22">cilj ovve faze je postavljanje poslovnog scenarija sistema t.j. određivanje šta <text:tab/>sistem treba da radi. Utvrđuju se spoljni akteri (ljudi <text:s/>i sistemi) koji su u interakciji sa sistemom.</text:span></text:p>
      <text:p text:style-name="P15"><text:tab/>2) Razrađivanje – <text:span text:style-name="T22">(elaboracija) cilj je razvoj razumevanja domena problema, postavljanje <text:tab/>arhitektonskog okvira sistema, razvoj plana projekta i utvrđivanje ključnih rizika projekta.</text:span></text:p>
      <text:p text:style-name="P15"><text:tab/>3) Konstrukcija – <text:span text:style-name="T22">obuhvata projektovanje sistema, programiranje i testiranje.</text:span></text:p>
      <text:p text:style-name="P15"><text:tab/>4) Tranzicija – <text:span text:style-name="T22">je konačna faza RUP-a koja se bavi prenosom sistema iz razvojnog okruženja u <text:tab/>korisničko okruženje i stavlja ga u rad u stvarnom okruženju.</text:span></text:p>
      <text:p text:style-name="P14"/>
      <text:p text:style-name="P16"/>
      <text:p text:style-name="P16">13. <text:span text:style-name="T23">Šta je inkrementalna isporuka softvera? </text:span><text:span text:style-name="T25">***</text:span></text:p>
      <text:p text:style-name="P16"/>
      <text:p text:style-name="P24">- <text:span text:style-name="T23">Pristup razvoju softvera koji omogućava da se kupcima isporučuju razvijeni delovi sistema, koje onda korisnik testira, ali ne pušta u operativnu upotrebu.</text:span></text:p>
      <text:p text:style-name="P16"/>
      <text:p text:style-name="P16"/>
      <text:p text:style-name="P16">14. <text:span text:style-name="T23">Kada inkrementalni pristup nije dobro rešenje? (Označite tri odgovora) </text:span><text:span text:style-name="T25">***</text:span></text:p>
      <text:p text:style-name="P16"/>
      <text:p text:style-name="P24">- <text:span text:style-name="T23">Nije dobro rešenje u slučaju:</text:span></text:p>
      <text:p text:style-name="P17"><text:tab/>= Razvoja kritičnih sistema,</text:p>
      <text:p text:style-name="P17"><text:tab/>= Razdvoja ugrađenih sistema koji zavise od hardvera,</text:p>
      <text:p text:style-name="P17"><text:tab/>= Kada se sistem razvija na više lokacija.</text:p>
      <text:p text:style-name="P16"/>
      <text:p text:style-name="P16"/>
      <text:p text:style-name="P16">15. <text:span text:style-name="T28">Koji su nedostaci inkrementalong razvoja softvera? (3) </text:span><text:span text:style-name="T26">***</text:span></text:p>
      <text:p text:style-name="P16"/>
      <text:p text:style-name="P24">- <text:span text:style-name="T11">Nedostaci</text:span><text:span text:style-name="T28"> su:</text:span></text:p>
      <text:p text:style-name="P18"><text:tab/>= Teško je utvrditi osnovne funkcije koje će biti realizovane od strane svih inkremenata.</text:p>
      <text:p text:style-name="P18"><text:tab/>= Korisnici često nisu voljni da eksperimentišu sa nekompletnim novim sistemom.</text:p>
      <text:p text:style-name="P18"><text:tab/>= Sve do poslednjeg inkrementa ne postoji kompletna specifikacija sistema, što zahteva nove <text:tab/>forme ugovora koje često ne odgovaraju nekim organizacijama.</text:p>
      <text:p text:style-name="P16"/>
      <text:p text:style-name="P16"/>
      <text:p text:style-name="P16">16. <text:span text:style-name="T28">Šta je Beta testiranje? </text:span><text:span text:style-name="T26">***</text:span></text:p>
      <text:p text:style-name="P16"/>
      <text:p text:style-name="P24">- <text:span text:style-name="T11">Beta testiranje</text:span><text:span text:style-name="T28"> je testiranje koje se vrši kod grupe odabranih korisnika sistema, tj. u njihovom radnom okruženju.</text:span></text:p>
      <text:p text:style-name="P16"/>
      <text:p text:style-name="P8"/>
      <text:p text:style-name="P16">17. <text:span text:style-name="T29">Koja je razlika između faza i radnih tokova RUP-a? </text:span><text:span text:style-name="T27">***</text:span></text:p>
      <text:p text:style-name="P16"/>
      <text:p text:style-name="P24">- <text:span text:style-name="T31">Faze</text:span><text:span text:style-name="T30"> su </text:span><text:span text:style-name="T32">dinamičke i imaju svoje ciljeve. </text:span><text:span text:style-name="T12">Radni tokovi</text:span><text:span text:style-name="T32"> su statički i predstavljaju tehničke aktivnosti koje nisu pvezane sa pojedinačnom fazom, već se mogu upotrebiti za vreme celog razvoja radi ostvarivanja ciljeva svake faze.</text:span></text:p>
      <text:p text:style-name="P19"><text:soft-page-break/>18. Šta je Alfa testiranje? <text:span text:style-name="T24">***</text:span></text:p>
      <text:p text:style-name="P19"/>
      <text:p text:style-name="P25">- Testiranje koje vrši razvojni tim, sam ili sa naručiocem softvera.</text:p>
      <text:p text:style-name="P19"/>
      <text:p text:style-name="P19"/>
      <text:p text:style-name="P19">19. Šta od navedenog <text:span text:style-name="T33">NE</text:span> spada u četiri osnovne faze razvoja softvera po RUP-u? (Označite 2 odgovora) <text:span text:style-name="T24">***</text:span></text:p>
      <text:p text:style-name="P19"/>
      <text:p text:style-name="P25">- <text:span text:style-name="T34">Programiranje</text:span></text:p>
      <text:p text:style-name="P25">- <text:span text:style-name="T34">Integracija</text:span></text:p>
      <text:p text:style-name="P7"/>
      <text:p text:style-name="P7"/>
      <text:p text:style-name="P7"/>
      <text:p text:style-name="P27">20. Zašto je inkrementalni razvoj najefektivniji pristup u razvoju poslovnih softverskih sistema?</text:p>
      <text:p text:style-name="P27"/>
      <text:p text:style-name="P27">- </text:p>
      <text:p text:style-name="P7"/>
      <text:p text:style-name="P7"/>
      <text:p text:style-name="P7"/>
      <text:p text:style-name="P27">21. Kako se vrše testiranja u slučaju planskog razvoja softvera?</text:p>
      <text:p text:style-name="P27"/>
      <text:p text:style-name="P27">- </text:p>
      <text:p text:style-name="P7"/>
      <text:p text:style-name="P7"/>
      <text:p text:style-name="P7"/>
      <text:p text:style-name="P7"/>
      <text:p text:style-name="P27">22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TEST <text:span text:style-name="T2">3</text:span></text:p>
      <text:p text:style-name="P6"/>
      <text:p text:style-name="P4">TEST <text:span text:style-name="T2">4</text:span></text:p>
      <text:p text:style-name="P6"/>
      <text:p text:style-name="P4">TEST <text:span text:style-name="T2">5</text:span></text:p>
      <text:p text:style-name="P6"/>
      <text:p text:style-name="P4">TEST <text:span text:style-name="T2">6</text:span></text:p>
      <text:p text:style-name="P6"/>
      <text:p text:style-name="P4">TEST <text:span text:style-name="T2">7</text:span> </text:p>
      <text:p text:style-name="P6"/>
      <text:p text:style-name="P4">TEST <text:span text:style-name="T2">8</text:span></text:p>
      <text:p text:style-name="P6"/>
      <text:p text:style-name="P4">TEST <text:span text:style-name="T2">9</text:span></text:p>
      <text:p text:style-name="P9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3:07:00.210000000</meta:creation-date>
    <dc:date>2018-05-28T13:16:11.037000000</dc:date>
    <meta:editing-duration>PT1H57M50S</meta:editing-duration>
    <meta:editing-cycles>27</meta:editing-cycles>
    <meta:generator>LibreOffice/5.0.3.2$Windows_X86_64 LibreOffice_project/e5f16313668ac592c1bfb310f4390624e3dbfb75</meta:generator>
    <meta:document-statistic meta:table-count="0" meta:image-count="0" meta:object-count="0" meta:page-count="6" meta:paragraph-count="77" meta:word-count="799" meta:character-count="5347" meta:non-whitespace-character-count="4591"/>
  </office:meta>
</office:document-meta>
</file>